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121.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เกษตร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รัฐบาล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การทำเหมืองแร่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ยูทิลิตี้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การก่อสร้าง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อุตสาหกรรมการผลิต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WHOLESALE <text:s/>TRADE</text:p>
          </table:table-cell>
          <table:table-cell office:value-type="string" calcext:value-type="string">
            <text:p>การค้าส่ง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การค้าปลีก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การขนส่ง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ข้อมูล</text:p>
          </table:table-cell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FINANCE AND INSURANCE</text:p>
          </table:table-cell>
          <table:table-cell office:value-type="string" calcext:value-type="string">
            <text:p>การเงินและการประกันภัย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อสังหาริมทรัพย์</text:p>
          </table:table-cell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บริการทางวิชาชีพ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การบริหารจัดการ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string" calcext:value-type="string">
            <text:p>ADMIN SUPPORT</text:p>
          </table:table-cell>
          <table:table-cell office:value-type="string" calcext:value-type="string">
            <text:p>การสนับสนุน ADMIN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ดูแลสุขภาพ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ศิลปะ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ACCOMODATION</text:p>
          </table:table-cell>
          <table:table-cell office:value-type="string" calcext:value-type="string">
            <text:p>ที่พัก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OTHER SERVICES</text:p>
          </table:table-cell>
          <table:table-cell office:value-type="string" calcext:value-type="string">
            <text:p>บริการอื่น ๆ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Public Administration</text:p>
          </table:table-cell>
          <table:table-cell office:value-type="string" calcext:value-type="string">
            <text:p>การบริหารรัฐกิจ</text:p>
          </table:table-cell>
        </table:table-row>
        <table:table-row table:style-name="ro3">
          <table:table-cell office:value-type="float" office:value="1021" calcext:value-type="float">
            <text:p>1021</text:p>
          </table:table-cell>
          <table:table-cell office:value-type="string" calcext:value-type="string">
            <text:p>ENVIRONMENT AND WEATHER</text:p>
          </table:table-cell>
          <table:table-cell office:value-type="string" calcext:value-type="string">
            <text:p>สิ่งแวดล้อมและสภาพอากาศ</text:p>
          </table:table-cell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string" calcext:value-type="string">
            <text:p>Data Supplier</text:p>
          </table:table-cell>
          <table:table-cell office:value-type="string" calcext:value-type="string">
            <text:p>ผู้จัดจำหน่ายข้อมู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06:34.388717217</meta:creation-date>
    <dc:date>2018-07-11T09:08:23.199197666</dc:date>
    <meta:editing-duration>PT1M51S</meta:editing-duration>
    <meta:editing-cycles>1</meta:editing-cycles>
    <meta:document-statistic meta:table-count="1" meta:cell-count="66" meta:object-count="0"/>
    <meta:generator>LibreOffice/6.0.3.2$Linux_X86_64 LibreOffice_project/00m0$Build-2</meta:generator>
  </office:meta>
</office:document-meta>
</file>